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161dc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175b68" style:font-weight-asian="normal" style:font-weight-complex="normal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75b68" officeooo:paragraph-rsid="00175b68" style:font-weight-asian="bold" style:font-weight-complex="bold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89b15" officeooo:paragraph-rsid="00189b15" style:font-weight-asian="bold" style:font-weight-complex="bold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9ea78" officeooo:paragraph-rsid="0019ea78" style:font-weight-asian="bold" style:font-weight-complex="bold"/>
    </style:style>
    <style:style style:name="P1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0e4a0" officeooo:paragraph-rsid="0020e4a0" style:font-weight-asian="bold" style:font-weight-complex="bold"/>
    </style:style>
    <style:style style:name="P1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22d7f" officeooo:paragraph-rsid="00292851" style:font-weight-asian="bold" style:font-weight-complex="bold"/>
    </style:style>
    <style:style style:name="P14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92851" officeooo:paragraph-rsid="00292851" style:font-weight-asian="bold" style:font-weight-complex="bold"/>
    </style:style>
    <style:style style:name="P15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aa9ba" officeooo:paragraph-rsid="002aa9ba" style:font-weight-asian="bold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aa9ba" officeooo:paragraph-rsid="002aa9ba" style:font-weight-asian="bold" style:font-weight-complex="bold"/>
    </style:style>
    <style:style style:name="P17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3c53a" officeooo:paragraph-rsid="002439ad" style:font-weight-asian="bold" style:font-weight-complex="bold"/>
    </style:style>
    <style:style style:name="P18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c1bba" officeooo:paragraph-rsid="002c1bba" style:font-weight-asian="bold" style:font-weight-complex="bold"/>
    </style:style>
    <style:style style:name="P19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2db611" officeooo:paragraph-rsid="002db611" style:font-weight-asian="bold" style:font-weight-complex="bold"/>
    </style:style>
    <style:style style:name="P20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343895" officeooo:paragraph-rsid="00343895" style:font-weight-asian="bold" style:font-weight-complex="bold"/>
    </style:style>
    <style:style style:name="P21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35ea21" officeooo:paragraph-rsid="0035ea21" style:font-weight-asian="bold" style:font-weight-complex="bold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3641e4" officeooo:paragraph-rsid="003641e4" style:font-weight-asian="bold" style:font-weight-complex="bold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27ab4d" officeooo:paragraph-rsid="00292851" style:font-weight-asian="normal" style:font-weight-complex="normal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2439ad" officeooo:paragraph-rsid="002439ad" style:font-weight-asian="normal" style:font-weight-complex="normal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a003a" officeooo:paragraph-rsid="003a003a" style:font-weight-asian="normal" style:font-weight-complex="normal"/>
    </style:style>
    <style:style style:name="P26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1c861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ea78" style:font-weight-asian="normal" style:font-weight-complex="normal"/>
    </style:style>
    <style:style style:name="T3" style:family="text">
      <style:text-properties fo:font-weight="normal" officeooo:rsid="001c8612" style:font-weight-asian="normal" style:font-weight-complex="normal"/>
    </style:style>
    <style:style style:name="T4" style:family="text">
      <style:text-properties fo:font-weight="normal" officeooo:rsid="001e82cc" style:font-weight-asian="normal" style:font-weight-complex="normal"/>
    </style:style>
    <style:style style:name="T5" style:family="text">
      <style:text-properties fo:font-weight="normal" officeooo:rsid="001e9a18" style:font-weight-asian="normal" style:font-weight-complex="normal"/>
    </style:style>
    <style:style style:name="T6" style:family="text">
      <style:text-properties fo:font-weight="normal" officeooo:rsid="00205043" style:font-weight-asian="normal" style:font-weight-complex="normal"/>
    </style:style>
    <style:style style:name="T7" style:family="text">
      <style:text-properties fo:font-weight="normal" officeooo:rsid="00222d7f" style:font-weight-asian="normal" style:font-weight-complex="normal"/>
    </style:style>
    <style:style style:name="T8" style:family="text">
      <style:text-properties fo:font-weight="normal" officeooo:rsid="00239a72" style:font-weight-asian="normal" style:font-weight-complex="normal"/>
    </style:style>
    <style:style style:name="T9" style:family="text">
      <style:text-properties fo:font-weight="normal" officeooo:rsid="0023c53a" style:font-weight-asian="normal" style:font-weight-complex="normal"/>
    </style:style>
    <style:style style:name="T10" style:family="text">
      <style:text-properties fo:font-weight="normal" officeooo:rsid="0025b09e" style:font-weight-asian="normal" style:font-weight-complex="normal"/>
    </style:style>
    <style:style style:name="T11" style:family="text">
      <style:text-properties fo:font-weight="normal" officeooo:rsid="0027ab4d" style:font-weight-asian="normal" style:font-weight-complex="normal"/>
    </style:style>
    <style:style style:name="T12" style:family="text">
      <style:text-properties fo:font-weight="normal" officeooo:rsid="00292851" style:font-weight-asian="normal" style:font-weight-complex="normal"/>
    </style:style>
    <style:style style:name="T13" style:family="text">
      <style:text-properties fo:font-weight="normal" officeooo:rsid="002c70b4" style:font-weight-asian="normal" style:font-weight-complex="normal"/>
    </style:style>
    <style:style style:name="T14" style:family="text">
      <style:text-properties fo:font-weight="normal" officeooo:rsid="002fa6a3" style:font-weight-asian="normal" style:font-weight-complex="normal"/>
    </style:style>
    <style:style style:name="T15" style:family="text">
      <style:text-properties fo:font-weight="normal" officeooo:rsid="0031462e" style:font-weight-asian="normal" style:font-weight-complex="normal"/>
    </style:style>
    <style:style style:name="T16" style:family="text">
      <style:text-properties fo:font-weight="normal" officeooo:rsid="0032af7b" style:font-weight-asian="normal" style:font-weight-complex="normal"/>
    </style:style>
    <style:style style:name="T17" style:family="text">
      <style:text-properties fo:font-weight="normal" officeooo:rsid="003a003a" style:font-weight-asian="normal" style:font-weight-complex="normal"/>
    </style:style>
    <style:style style:name="T18" style:family="text">
      <style:text-properties fo:font-weight="normal" officeooo:rsid="003af2ce" style:font-weight-asian="normal" style:font-weight-complex="normal"/>
    </style:style>
    <style:style style:name="T19" style:family="text">
      <style:text-properties fo:font-weight="normal" officeooo:rsid="003cae5f" style:font-weight-asian="normal" style:font-weight-complex="normal"/>
    </style:style>
    <style:style style:name="T20" style:family="text">
      <style:text-properties officeooo:rsid="00222d7f"/>
    </style:style>
    <style:style style:name="T21" style:family="text">
      <style:text-properties officeooo:rsid="002439ad"/>
    </style:style>
    <style:style style:name="T22" style:family="text">
      <style:text-properties fo:color="#800080" loext:opacity="100%" fo:font-weight="normal" officeooo:rsid="0019ea7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uesta Cuatrimestre 1: Videojuego</text:p>
      <text:p text:style-name="P8">Alumno: Kevin Zamora Amela</text:p>
      <text:p text:style-name="P5"/>
      <text:p text:style-name="P3">Descripción conceptual del juego:</text:p>
      <text:list xml:id="list406261413" text:style-name="L1">
        <text:list-item>
          <text:p text:style-name="P9">Género: Juego de plataformas 2D<text:span text:style-name="T1"> con estilo similar al de los juegos “Super Mario World </text:span><text:span text:style-name="T2">(</text:span><text:a xlink:type="simple" xlink:href="https://www.minijuegos.com/juego/super-mario-world-online" text:style-name="Internet_20_link" text:visited-style-name="Visited_20_Internet_20_Link"><text:span text:style-name="T22">https://www.minijuegos.com/juego/super-mario-world-online</text:span></text:a><text:span text:style-name="T2">)</text:span><text:span text:style-name="T1">” o “Geometry Dash SubZero </text:span><text:span text:style-name="T2">(</text:span><text:a xlink:type="simple" xlink:href="https://www.minijuegos.com/juego/geometry-dash-subzero" text:style-name="Internet_20_link" text:visited-style-name="Visited_20_Internet_20_Link"><text:span text:style-name="T22">https://www.minijuegos.com/juego/geometry-dash-subzero</text:span></text:a><text:span text:style-name="T2">)</text:span><text:span text:style-name="T1">”. </text:span><text:span text:style-name="T13">Nuestro juego empezará contando con una escena más sencilla, similar a la de Geometry Dash, y posteriormente, también se podrán añadir fondos y escenas más elaboradas, de cara a posteriores versiones de nuestro juego.</text:span></text:p>
        </text:list-item>
        <text:list-item>
          <text:p text:style-name="P10">Objetivo del jugador:<text:span text:style-name="T1"> Superar los diferentes obstáculos y niveles </text:span><text:span text:style-name="T4">(</text:span><text:span text:style-name="T1">los cuales mostrarán una creciente dificultad y estarán presentes a lo largo del recorrido</text:span><text:span text:style-name="T4">)</text:span><text:span text:style-name="T1">, </text:span><text:span text:style-name="T4">recogiendo una especie de </text:span><text:span text:style-name="T5">b</text:span><text:span text:style-name="T4">ayas que sumarán puntos y esquivando a su vez una especie de “monstruos”, cada uno de los cuales restará una de las tres vidas de las que dispondrá nuestro personaje. Su objetivo último consistirá en </text:span><text:span text:style-name="T1">lograr completar el juego, llegando </text:span><text:span text:style-name="T4">al final del último nivel /</text:span><text:span text:style-name="T1"> final </text:span><text:span text:style-name="T4">del</text:span><text:span text:style-name="T1"> recorrido.</text:span></text:p>
        </text:list-item>
        <text:list-item>
          <text:p text:style-name="P11">Mecánicas principales:<text:span text:style-name="T1"> </text:span><text:span text:style-name="T6">C</text:span><text:span text:style-name="T1">orrer </text:span><text:span text:style-name="T3">y</text:span><text:span text:style-name="T1"> saltar, </text:span><text:span text:style-name="T3">principalmente. </text:span><text:span text:style-name="T5">Recogerá las “bayas” al pasar a través de ellas, sin saltar. Y perder una vida al colisionar con uno de los “monstruos u obstáculos dañinos”, que aparecerán a lo largo del camino, bien desplazándose en </text:span><text:span text:style-name="T6">sentido</text:span><text:span text:style-name="T5"> opuest</text:span><text:span text:style-name="T6">o</text:span><text:span text:style-name="T5"> a</text:span><text:span text:style-name="T6">l de</text:span><text:span text:style-name="T5"> nuestro protagonista o bien estando estáticos sobre dicho recorrido.</text:span></text:p>
        </text:list-item>
      </text:list>
      <text:p text:style-name="P28">Boceto o diagrama de la estructura del juego:</text:p>
      <text:list xml:id="list3734986067" text:style-name="L2">
        <text:list-item>
          <text:p text:style-name="P12"><text:span text:style-name="T20">Escenas</text:span>:<text:span text:style-name="T1"> </text:span><text:span text:style-name="T7">En principio, constará de una única escena, la cual irá evolucionando y aumentando el nivel de dificultad/complejidad, tal y como se vaya avanzando. Dicha escena representará un único nivel, a nivel espacial y sobre el eje Y de coordenadas, durante toda la escena. </text:span><text:span text:style-name="T10">En principio, se contará con una sola cámara y esta irá siguiendo el avance de nuestro protagonista.</text:span></text:p>
        </text:list-item>
        <text:list-item>
          <text:p text:style-name="P13">Personajes:<text:span text:style-name="T1"> </text:span><text:span text:style-name="T8">Costará en principio de dos personajes, resultando nuestro personaje principal (un cubo, un circulo, una forma geométrica con efectos y animación o un ‘sprite’ </text:span><text:span text:style-name="T9">libre y</text:span><text:span text:style-name="T8"> prediseñado), </text:span><text:span text:style-name="T10">un “monstruo”</text:span><text:span text:style-name="T8"> y de un “objeto complementario” (</text:span><text:span text:style-name="T10">como PE: </text:span><text:span text:style-name="T8">las bayas), </text:span><text:span text:style-name="T10">el cual sumará puntos o recuperará una vida</text:span><text:span text:style-name="T8">. </text:span><text:span text:style-name="T11"><text:s/></text:span><text:span text:style-name="T14">Y </text:span><text:span text:style-name="T15">por ende,</text:span><text:span text:style-name="T14"> pueden </text:span><text:span text:style-name="T15">existir</text:span><text:span text:style-name="T14"> diferentes tipos de “objetos complementarios”, para que unos sumen/resten puntos y otros sumen/resten vida.</text:span></text:p>
        </text:list-item>
        <text:list-item>
          <text:p text:style-name="P14">Eventos: </text:p>
          <text:list>
            <text:list-item>
              <text:p text:style-name="P23">Cuando nuestro protagonista pase por encima o a través del objeto complementario, lo “recogerá” automáticamente y este sumará los puntos o la vida preestablecida.</text:p>
            </text:list-item>
            <text:list-item>
              <text:p text:style-name="P13"><text:span text:style-name="T12">C</text:span><text:span text:style-name="T11">uando nuestro protagonista choque con el monstruo / obstáculo, se le restará una vida y retrocederá “volando” una distancia aún por establecer.</text:span></text:p>
            </text:list-item>
            <text:list-item>
              <text:p text:style-name="P15"><text:span text:style-name="T11">C</text:span><text:span text:style-name="T1">uando se complete un nivel, en el supuesto de que posteriormente haya más de uno, se procederá a guardar automáticamente el progreso de nuestro usuario.</text:span></text:p>
            </text:list-item>
          </text:list>
        </text:list-item>
      </text:list>
      <text:p text:style-name="P16"><text:span text:style-name="T1"/></text:p>
      <text:p text:style-name="P16"><text:span text:style-name="T1"/></text:p>
      <text:list xml:id="list200824610978259" text:continue-numbering="true" text:style-name="L2">
        <text:list-item>
          <text:p text:style-name="P17"><text:soft-page-break/>Interacciones:<text:span text:style-name="T1"> </text:span></text:p>
          <text:list>
            <text:list-item>
              <text:p text:style-name="P24">Con la flecha derecha del teclado, nuestro personaje correrá hacia adelante, avanzando hacia la derecha. </text:p>
            </text:list-item>
            <text:list-item>
              <text:p text:style-name="P24">Con la ‘barra espaciadora’ realizará un salto simple, para así poder saltar los obstáculos y/o monstruos presentes a lo largo del recorrido. </text:p>
            </text:list-item>
            <text:list-item>
              <text:p text:style-name="P24">Con el ratón / con las flechas arriba/abajo combinadas con la tecla ‘Intro’, nuestro usuario podrá interactuar con las diferentes opciones de nuestros menús.</text:p>
            </text:list-item>
          </text:list>
        </text:list-item>
        <text:list-item>
          <text:p text:style-name="P18"><text:span text:style-name="T21">E</text:span>lementos visuales y de interfaz:</text:p>
          <text:list>
            <text:list-item>
              <text:p text:style-name="P25">Se contará con un entorno 2D.</text:p>
            </text:list-item>
            <text:list-item>
              <text:p text:style-name="P19"><text:span text:style-name="T17">Este contará con</text:span><text:span text:style-name="T1"> una interfaz de usuario (UI) con tres elementos de información básica: los puntos, las vidas y el temporizador. </text:span><text:span text:style-name="T16">El temporizador contabilizará el tiempo empleado, por nuestro usuario, al superar cada nivel. Y posteriormente, también se podría añadir una tabla comparativa con el ‘ranking’ de las mejores puntuaciones, acercándose así a un modo de juego “multi jugador”, aunque sin interacción entre ellxs.</text:span></text:p>
            </text:list-item>
            <text:list-item>
              <text:p text:style-name="P20"><text:span text:style-name="T18">Se contará</text:span><text:span text:style-name="T1">, a su vez y primeramente, con un menú principal (con opciones como iniciar juego, ver progreso u otra interacción básica y propia de la dinámica del propio juego) y un menú secundario, al que accederemos cuando se pause momentáneamente el juego.</text:span></text:p>
            </text:list-item>
            <text:list-item>
              <text:p text:style-name="P26">Cuando ya tengamos desarrollado los aspectos anteriores, también añadiremos animaciones simples y elementos interactivos a nuestro personaje.</text:p>
            </text:list-item>
          </text:list>
        </text:list-item>
        <text:list-item>
          <text:p text:style-name="P21">Elementos de sonido:</text:p>
          <text:list>
            <text:list-item>
              <text:p text:style-name="P26">Se añadirán también efectos de sonido al desplazarse o interactuar con los diferentes objetos, aunque dicho aspecto será añadido cuando nuestro juego se encuentre en fases más avanzadas de su propio desarrollo.</text:p>
            </text:list-item>
            <text:list-item>
              <text:p text:style-name="P22"><text:span text:style-name="T1">También se añadirá música de fondo / ambiente a lo largo de la escena principal. Dicho aspecto </text:span><text:span text:style-name="T19">resultará probablemente</text:span><text:span text:style-name="T1"> más rápido y sencillo de desarrollar e implantar </text:span><text:span text:style-name="T19">y por ese motivo, previsiblemente se implementará en alguna de ‘sus’ primeras versiones o ’releases’</text:span><text:span text:style-name="T1">.</text:span></text:p>
            </text:list-item>
          </text:list>
        </text:list-item>
      </text:list>
      <text:p text:style-name="P27"/>
      <text:p text:style-name="P7"/>
      <text:p text:style-name="P7"/>
      <text:p text:style-name="P6"/>
      <text:p text:style-name="P2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MDM – Propuesta de Aplicación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7.3.7.2$Linux_X86_64 LibreOffice_project/30$Build-2</meta:generator>
    <dc:date>2024-10-09T20:08:22.679781060</dc:date>
    <meta:editing-duration>PT2H1M37S</meta:editing-duration>
    <meta:editing-cycles>36</meta:editing-cycles>
    <meta:document-statistic meta:table-count="0" meta:image-count="0" meta:object-count="0" meta:page-count="2" meta:paragraph-count="26" meta:word-count="705" meta:character-count="4554" meta:non-whitespace-character-count="3889"/>
  </office:meta>
</office:document-meta>
</file>